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b5473" officeooo:paragraph-rsid="000b5473"/>
    </style:style>
    <style:style style:name="P2" style:family="paragraph" style:parent-style-name="Text_20_body">
      <style:text-properties officeooo:rsid="000b5473" officeooo:paragraph-rsid="000b5473"/>
    </style:style>
    <style:style style:name="P3" style:family="paragraph" style:parent-style-name="Text_20_body">
      <style:text-properties officeooo:rsid="000bb5df" officeooo:paragraph-rsid="000bb5df"/>
    </style:style>
    <style:style style:name="P4" style:family="paragraph" style:parent-style-name="Text_20_body">
      <style:text-properties officeooo:rsid="000c0334" officeooo:paragraph-rsid="000c0334"/>
    </style:style>
    <style:style style:name="P5" style:family="paragraph" style:parent-style-name="Text_20_body">
      <style:text-properties officeooo:rsid="000cacc5" officeooo:paragraph-rsid="000cacc5"/>
    </style:style>
    <style:style style:name="P6" style:family="paragraph" style:parent-style-name="Text_20_body">
      <style:text-properties officeooo:rsid="000cc0b6" officeooo:paragraph-rsid="000cc0b6"/>
    </style:style>
    <style:style style:name="P7" style:family="paragraph" style:parent-style-name="Text_20_body">
      <style:text-properties officeooo:rsid="000fae44" officeooo:paragraph-rsid="000fae44"/>
    </style:style>
    <style:style style:name="P8" style:family="paragraph" style:parent-style-name="Text_20_body">
      <style:text-properties officeooo:rsid="00101abf" officeooo:paragraph-rsid="00101abf"/>
    </style:style>
    <style:style style:name="P9" style:family="paragraph" style:parent-style-name="Text_20_body">
      <style:text-properties fo:font-style="normal" officeooo:rsid="0013f318" officeooo:paragraph-rsid="0013f318" style:font-style-asian="normal" style:font-style-complex="normal"/>
    </style:style>
    <style:style style:name="P10" style:family="paragraph" style:parent-style-name="Text_20_body">
      <style:text-properties fo:font-style="normal" officeooo:rsid="000d5442" officeooo:paragraph-rsid="000d5442" style:font-style-asian="normal" style:font-style-complex="normal"/>
    </style:style>
    <style:style style:name="P11" style:family="paragraph" style:parent-style-name="Text_20_body">
      <style:text-properties fo:font-style="normal" officeooo:rsid="000d5442" officeooo:paragraph-rsid="000d7fdd" style:font-style-asian="normal" style:font-style-complex="normal"/>
    </style:style>
    <style:style style:name="P12" style:family="paragraph" style:parent-style-name="Text_20_body">
      <style:text-properties fo:font-style="normal" officeooo:rsid="000fae44" officeooo:paragraph-rsid="000fae44" style:font-style-asian="normal" style:font-style-complex="normal"/>
    </style:style>
    <style:style style:name="P13" style:family="paragraph" style:parent-style-name="Text_20_body">
      <style:text-properties fo:font-style="normal" officeooo:rsid="0012aa2e" officeooo:paragraph-rsid="0012aa2e" style:font-style-asian="normal" style:font-style-complex="normal"/>
    </style:style>
    <style:style style:name="P14" style:family="paragraph" style:parent-style-name="Text_20_body">
      <style:text-properties officeooo:rsid="0016d787" officeooo:paragraph-rsid="0016d787"/>
    </style:style>
    <style:style style:name="P15" style:family="paragraph" style:parent-style-name="Text_20_body">
      <style:text-properties officeooo:rsid="00189654" officeooo:paragraph-rsid="00189654"/>
    </style:style>
    <style:style style:name="P16" style:family="paragraph" style:parent-style-name="Heading_20_1">
      <style:text-properties fo:font-style="italic" officeooo:paragraph-rsid="002342b5" style:font-style-asian="italic" style:font-style-complex="italic"/>
    </style:style>
    <style:style style:name="P17" style:family="paragraph" style:parent-style-name="Heading_20_2">
      <style:text-properties officeooo:paragraph-rsid="002342b5"/>
    </style:style>
    <style:style style:name="P18" style:family="paragraph" style:parent-style-name="Text_20_body" style:list-style-name="L1">
      <style:text-properties fo:font-style="normal" officeooo:rsid="0016d787" officeooo:paragraph-rsid="0016d787" style:font-style-asian="normal" style:font-style-complex="normal"/>
    </style:style>
    <style:style style:name="P19" style:family="paragraph" style:parent-style-name="Text_20_body" style:list-style-name="L2">
      <style:text-properties fo:font-style="normal" officeooo:rsid="000f9f67" officeooo:paragraph-rsid="000f9f67" style:font-style-asian="normal" style:font-style-complex="normal"/>
    </style:style>
    <style:style style:name="P20" style:family="paragraph" style:parent-style-name="Text_20_body" style:list-style-name="L2">
      <style:text-properties fo:font-style="normal" officeooo:rsid="000d5442" officeooo:paragraph-rsid="000d5442" style:font-style-asian="normal" style:font-style-complex="normal"/>
    </style:style>
    <style:style style:name="P21" style:family="paragraph" style:parent-style-name="Text_20_body" style:list-style-name="L3">
      <style:text-properties fo:font-style="normal" officeooo:rsid="000fae44" officeooo:paragraph-rsid="000fae44" style:font-style-asian="normal" style:font-style-complex="normal"/>
    </style:style>
    <style:style style:name="P22" style:family="paragraph" style:parent-style-name="Text_20_body">
      <style:text-properties fo:font-style="normal" officeooo:rsid="000fae44" officeooo:paragraph-rsid="000fae44" style:font-style-asian="normal" style:font-style-complex="normal"/>
    </style:style>
    <style:style style:name="P23" style:family="paragraph" style:parent-style-name="Text_20_body" style:list-style-name="L4">
      <style:text-properties fo:font-style="normal" officeooo:rsid="00101abf" officeooo:paragraph-rsid="00101abf" style:font-style-asian="normal" style:font-style-complex="normal"/>
    </style:style>
    <style:style style:name="P24" style:family="paragraph" style:parent-style-name="Text_20_body">
      <style:text-properties fo:font-style="normal" officeooo:rsid="001d5f16" officeooo:paragraph-rsid="001d5f16" style:font-style-asian="normal" style:font-style-complex="normal"/>
    </style:style>
    <style:style style:name="P25" style:family="paragraph" style:parent-style-name="Text_20_body" style:list-style-name="L5">
      <style:text-properties fo:font-style="normal" officeooo:rsid="001d5f16" officeooo:paragraph-rsid="001d5f16" style:font-style-asian="normal" style:font-style-complex="normal"/>
    </style:style>
    <style:style style:name="P26" style:family="paragraph" style:parent-style-name="Text_20_body">
      <style:text-properties fo:font-style="normal" officeooo:rsid="0020bd8b" officeooo:paragraph-rsid="0016d787" style:font-style-asian="normal" style:font-style-complex="normal"/>
    </style:style>
    <style:style style:name="P27" style:family="paragraph" style:parent-style-name="Text_20_body">
      <style:text-properties fo:font-style="normal" officeooo:rsid="0020bd8b" officeooo:paragraph-rsid="002342b5" style:font-style-asian="normal" style:font-style-complex="normal"/>
    </style:style>
    <style:style style:name="P28" style:family="paragraph" style:parent-style-name="Text_20_body">
      <style:text-properties fo:font-style="normal" officeooo:rsid="0013f318" officeooo:paragraph-rsid="0013f318" style:font-style-asian="normal" style:font-style-complex="normal"/>
    </style:style>
    <style:style style:name="P29" style:family="paragraph" style:parent-style-name="Text_20_body">
      <style:text-properties fo:font-style="normal" officeooo:rsid="0013f318" officeooo:paragraph-rsid="002342b5" style:font-style-asian="normal" style:font-style-complex="normal"/>
    </style:style>
    <style:style style:name="P30" style:family="paragraph" style:parent-style-name="Text_20_body">
      <style:text-properties fo:font-style="normal" officeooo:rsid="002342b5" officeooo:paragraph-rsid="002342b5" style:font-style-asian="normal" style:font-style-complex="normal"/>
    </style:style>
    <style:style style:name="P31" style:family="paragraph" style:parent-style-name="Text_20_body" style:list-style-name="L2">
      <style:text-properties officeooo:rsid="000d5442" officeooo:paragraph-rsid="000d5442"/>
    </style:style>
    <style:style style:name="P32" style:family="paragraph" style:parent-style-name="Text_20_body" style:list-style-name="L2">
      <style:text-properties officeooo:rsid="000d5442" officeooo:paragraph-rsid="000d7fdd"/>
    </style:style>
    <style:style style:name="P33" style:family="paragraph" style:parent-style-name="Text_20_body" style:list-style-name="L2">
      <style:text-properties officeooo:rsid="000f9f67" officeooo:paragraph-rsid="000f9f67"/>
    </style:style>
    <style:style style:name="P34" style:family="paragraph" style:parent-style-name="Text_20_body">
      <style:text-properties officeooo:rsid="001f54d4" officeooo:paragraph-rsid="001f54d4"/>
    </style:style>
    <style:style style:name="P35" style:family="paragraph" style:parent-style-name="Text_20_body">
      <style:text-properties fo:font-style="italic" officeooo:rsid="00214773" officeooo:paragraph-rsid="002342b5" style:font-style-asian="italic" style:font-style-complex="italic"/>
    </style:style>
    <style:style style:name="P36" style:family="paragraph" style:parent-style-name="Text_20_body">
      <style:text-properties officeooo:rsid="000b5473" officeooo:paragraph-rsid="002342b5"/>
    </style:style>
    <style:style style:name="P37" style:family="paragraph" style:parent-style-name="Text_20_body">
      <style:text-properties officeooo:rsid="0024a92c" officeooo:paragraph-rsid="0024a92c"/>
    </style:style>
    <style:style style:name="P38" style:family="paragraph" style:parent-style-name="Text_20_body">
      <style:text-properties officeooo:rsid="0025a3f9" officeooo:paragraph-rsid="0025a3f9"/>
    </style:style>
    <style:style style:name="P39" style:family="paragraph" style:parent-style-name="Text_20_body">
      <style:text-properties officeooo:rsid="0025c41a" officeooo:paragraph-rsid="0025c41a"/>
    </style:style>
    <style:style style:name="P40" style:family="paragraph" style:parent-style-name="Text_20_body">
      <style:text-properties fo:font-weight="normal" officeooo:rsid="0026bf82" officeooo:paragraph-rsid="0026bf82" style:font-weight-asian="normal" style:font-weight-complex="normal"/>
    </style:style>
    <style:style style:name="T1" style:family="text">
      <style:text-properties officeooo:rsid="000ce6de"/>
    </style:style>
    <style:style style:name="T2" style:family="text">
      <style:text-properties officeooo:rsid="000d5442"/>
    </style:style>
    <style:style style:name="T3" style:family="text">
      <style:text-properties fo:font-style="normal" style:font-style-asian="normal" style:font-style-complex="normal"/>
    </style:style>
    <style:style style:name="T4" style:family="text">
      <style:text-properties fo:font-style="normal" officeooo:rsid="000d5442" style:font-style-asian="normal" style:font-style-complex="normal"/>
    </style:style>
    <style:style style:name="T5" style:family="text">
      <style:text-properties fo:font-style="normal" officeooo:rsid="000d7fdd" style:font-style-asian="normal" style:font-style-complex="normal"/>
    </style:style>
    <style:style style:name="T6" style:family="text">
      <style:text-properties fo:font-style="normal" officeooo:rsid="000dfc22" style:font-style-asian="normal" style:font-style-complex="normal"/>
    </style:style>
    <style:style style:name="T7" style:family="text">
      <style:text-properties fo:font-style="normal" officeooo:rsid="000fae44" style:font-style-asian="normal" style:font-style-complex="normal"/>
    </style:style>
    <style:style style:name="T8" style:family="text">
      <style:text-properties fo:font-style="normal" officeooo:rsid="00101abf" style:font-style-asian="normal" style:font-style-complex="normal"/>
    </style:style>
    <style:style style:name="T9" style:family="text">
      <style:text-properties fo:font-style="normal" officeooo:rsid="00117a28" style:font-style-asian="normal" style:font-style-complex="normal"/>
    </style:style>
    <style:style style:name="T10" style:family="text">
      <style:text-properties fo:font-style="normal" officeooo:rsid="001d5f16" style:font-style-asian="normal" style:font-style-complex="normal"/>
    </style:style>
    <style:style style:name="T11" style:family="text">
      <style:text-properties fo:font-style="normal" officeooo:rsid="0020bd8b" style:font-style-asian="normal" style:font-style-complex="normal"/>
    </style:style>
    <style:style style:name="T12" style:family="text">
      <style:text-properties fo:font-style="normal" officeooo:rsid="002342b5" style:font-style-asian="normal" style:font-style-complex="normal"/>
    </style:style>
    <style:style style:name="T13" style:family="text">
      <style:text-properties officeooo:rsid="0013f318"/>
    </style:style>
    <style:style style:name="T14" style:family="text">
      <style:text-properties officeooo:rsid="0016d787"/>
    </style:style>
    <style:style style:name="T15" style:family="text">
      <style:text-properties officeooo:rsid="0019e567"/>
    </style:style>
    <style:style style:name="T16" style:family="text">
      <style:text-properties officeooo:rsid="001b87fc"/>
    </style:style>
    <style:style style:name="T17" style:family="text">
      <style:text-properties fo:font-weight="bold" style:font-weight-asian="bold" style:font-weight-complex="bold"/>
    </style:style>
    <style:style style:name="T18" style:family="text">
      <style:text-properties fo:font-weight="bold" officeooo:rsid="001b87fc" style:font-weight-asian="bold" style:font-weight-complex="bold"/>
    </style:style>
    <style:style style:name="T19" style:family="text">
      <style:text-properties fo:font-weight="bold" officeooo:rsid="0026bf82" style:font-weight-asian="bold" style:font-weight-complex="bold"/>
    </style:style>
    <style:style style:name="T20" style:family="text">
      <style:text-properties officeooo:rsid="0020bd8b"/>
    </style:style>
    <style:style style:name="T21" style:family="text">
      <style:text-properties officeooo:rsid="0026bf82"/>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ront end dell’applicazione di project management.</text:p>
      <text:p text:style-name="P1"/>
      <text:p text:style-name="P1"/>
      <text:p text:style-name="P1"/>
      <text:h text:style-name="P16" text:outline-level="1"><text:span text:style-name="T20">v</text:span>iew/<text:span text:style-name="T3">*.</text:span><text:span text:style-name="T11">vue</text:span></text:h>
      <text:p text:style-name="P27">Questa cartella contiene tutti i moduli .vue usati come componenti di interfaccia senza particolari funzioni applicative. Si tratta di moduli che vengono in generali condivisi da diversi moduli applicativi (che si trovano nella cartella /components).</text:p>
      <text:h text:style-name="P17" text:outline-level="2">view<text:span text:style-name="T3">/EditMenu.vu</text:span><text:span text:style-name="T11">e</text:span></text:h>
      <text:p text:style-name="P35"><text:span text:style-name="T3">Questo modulo contiene il menu che è usato dai vari moduli che implementano dei Form applicativi.</text:span></text:p>
      <text:p text:style-name="P36"/>
      <text:h text:style-name="Heading_20_2" text:outline-level="2">/view/AppTabs.vue</text:h>
      <text:p text:style-name="P2">Contiene il modulo (vue3) radice.</text:p>
      <text:p text:style-name="P2"/>
      <text:p text:style-name="P3">Per primo c’è il modulo SideMenu che contiene il menu per lanciare gli altri componenti.</text:p>
      <text:p text:style-name="P5">Poi sotto ci sono 2 liste di oggetti, entramb<text:span text:style-name="T15">e</text:span> associate agli elemene dell’arrat<text:span text:style-name="T13">y</text:span> “tabs” esportato dal modulo json nell’oggetto vue3.</text:p>
      <text:p text:style-name="P5">La prima lista è la lista della etichette di tutti i tab. Ognuno ha un chiave corrispondente a tab.index <text:s/>Tutti gli elementi di questa lista sono visibile e quello corrente, corrispondente a “active” è evidenziato.</text:p>
      <text:p text:style-name="P5">Sotto c’è la lista dei contenuti nella quale però solo l’element<text:span text:style-name="T1">o</text:span> “active” è visibile.</text:p>
      <text:p text:style-name="P6">Si tratta di componenti il cui tipo è determinato dinamicamente. Può essere ad esempio “Deiverables” o “Users”.</text:p>
      <text:p text:style-name="P6">Da notare che la proprietà “in<text:span text:style-name="T15">d</text:span>ex” di ogni tab è calcolata in modo tale che sia sempre univoca.</text:p>
      <text:p text:style-name="P6">Se si usasse un indice corrispondente alla lunghezza dell’array ad esempi, si avrebbe un problema, perchè si potrebbero determinare due tab aventi lo stesso indice e questo impedisce il funzionamento del sistema.</text:p>
      <text:p text:style-name="P6"/>
      <text:h text:style-name="Heading_20_2" text:outline-level="2"><text:soft-page-break/>/view/SideMenu.vue</text:h>
      <text:p text:style-name="P9">Il modulo contiene il menu principale.</text:p>
      <text:p text:style-name="P9">La magior parte delle voci del menu hanno come effetto quello di emettere un evento che viene gestito dal modulo padre AppTabs, nella gran parte dei case istanziando un nuovo modulo nella lista dei tab.</text:p>
      <text:p text:style-name="P9"/>
      <text:h text:style-name="Heading_20_1" text:outline-level="1">Components/*</text:h>
      <text:p text:style-name="P30">Questa cartella contiene delle sottocartelle, ciascuna corrispondente ad un modulo applicativo.</text:p>
      <text:p text:style-name="P30">Ogni modulo può consistere di moduli .vue e .js.</text:p>
      <text:p text:style-name="P29"/>
      <text:h text:style-name="Heading_20_2" text:outline-level="2"><text:span text:style-name="T2">Components/login</text:span><text:span text:style-name="T4">/*</text:span></text:h>
      <text:p text:style-name="P14"><text:span text:style-name="T4">C</text:span><text:span text:style-name="T3">ontiene i moduli che concorrono al funzionamento dei seguenti componenti</text:span></text:p>
      <text:list xml:id="list3856240978" text:style-name="L1">
        <text:list-item>
          <text:p text:style-name="P18">Logins (componente Vue che coniene LoginForm)</text:p>
        </text:list-item>
        <text:list-item>
          <text:p text:style-name="P18">LoginForm (comonente Vue che acquisisce le credenziali di login)</text:p>
        </text:list-item>
        <text:list-item>
          <text:p text:style-name="P18">logins.js libreria per l’accesso al back-end.</text:p>
        </text:list-item>
      </text:list>
      <text:p text:style-name="P26"><text:span text:style-name="T11"/></text:p>
      <text:h text:style-name="Heading_20_3" text:outline-level="3">components/login/<text:span text:style-name="T14">logins.vue</text:span></text:h>
      <text:p text:style-name="P14">Questo componente non è strettamente necessario ma esiste per riprodurre la stessa struttura che esiste per gli altri oggetti.</text:p>
      <text:p text:style-name="P14">Il componente incorpora il form che gestisce l’acquisiszione dei dati di login.</text:p>
      <text:p text:style-name="P14">Il form viene lanciato e si trova in modalità di ‘edit’.</text:p>
      <text:p text:style-name="P14">Pigiando il pulsante Save il form produce l’evento ‘login’ che viene intercetttato e gestito nel moduleo logins.</text:p>
      <text:p text:style-name="P14">A fronte di questo evento viene cihamato il back-end e, se l’esito è felice viene chiamata una action del modulo ‘login’ dello store (vuex) in modo da poter rendere disponibile globalment eil jwt.</text:p>
      <text:p text:style-name="P14">Il jwt verrrà posi usato dal modulo lib/http.js che una un intercettore per associare il jwt a tutte le chiamate.</text:p>
      <text:p text:style-name="P15">Al momento lo store viene usato solo per questo scopo.</text:p>
      <text:h text:style-name="Heading_20_2" text:outline-level="2"><text:span text:style-name="T2">components/</text:span><text:span text:style-name="T4">deliverable</text:span><text:span text:style-name="T6">s</text:span><text:span text:style-name="T4">/*</text:span></text:h>
      <text:p text:style-name="P10">Contiene tutti i moduli che concorrono al funzionamento dei componenti:</text:p>
      <text:list xml:id="list696494029" text:style-name="L2">
        <text:list-item>
          <text:p text:style-name="P19"><text:soft-page-break/>Deliverables (il componente che contiente DeliverableTable e DeliverableForm)</text:p>
        </text:list-item>
        <text:list-item>
          <text:p text:style-name="P20">DeliverableForm (il form per editare un deliverable) </text:p>
        </text:list-item>
        <text:list-item>
          <text:p text:style-name="P31"><text:span text:style-name="T3">Deliverable</text:span><text:span text:style-name="T6">Table</text:span><text:span text:style-name="T3"> (il browser dei deilverables)</text:span></text:p>
        </text:list-item>
      </text:list>
      <text:p text:style-name="P6"/>
      <text:h text:style-name="Heading_20_3" text:outline-level="3"><text:span text:style-name="T2">components/</text:span><text:span text:style-name="T4">deliverable</text:span><text:span text:style-name="T6">s</text:span><text:span text:style-name="T4">/</text:span><text:span text:style-name="T7">Deliverables.</text:span><text:span text:style-name="T12">vue</text:span></text:h>
      <text:p text:style-name="P12">Questo componente consiste di uno splitter con due pannelli.</text:p>
      <text:p text:style-name="P12">Nel primo pannello è contenuto DeliverableTable che è il bruwser dei deliverables.</text:p>
      <text:p text:style-name="P12">Nel secondo DeliverableForm che è l’editor.</text:p>
      <text:p text:style-name="P12">Deliverables, essendo il genitore comune, provvede alle comunicazioni fra i due componenti figli.</text:p>
      <text:p text:style-name="P7"><text:span text:style-name="T3">Nel caso specifico dei Deliverable il modulo Deliverables </text:span><text:span text:style-name="T8">gestisce </text:span><text:span text:style-name="T3">i </text:span><text:span text:style-name="T8">seguenti </text:span><text:span text:style-name="T3"><text:s/>eventi emessi da DeliverableTable:</text:span></text:p>
      <text:list xml:id="list1385595873" text:style-name="L3">
        <text:list-item>
          <text:p text:style-name="P21">“SelectedElement” cui corrisponde la funzione “snSelected”.</text:p>
        </text:list-item>
        <text:list-item>
          <text:p text:style-name="P21">“goUp” gestito dalla funzione omonima.</text:p>
        </text:list-item>
        <text:list-item>
          <text:p text:style-name="P21">“goDown” destito dalla funzione omonima.</text:p>
        </text:list-item>
      </text:list>
      <text:p text:style-name="P8"><text:span text:style-name="T3">Gestisce anche </text:span><text:span text:style-name="T9">i</text:span><text:span text:style-name="T3"> seguenit eventi emessi da DeliverableForm:</text:span></text:p>
      <text:list xml:id="list751645066" text:style-name="L4">
        <text:list-item>
          <text:p text:style-name="P23">“create” gestito da “onCreate”</text:p>
        </text:list-item>
        <text:list-item>
          <text:p text:style-name="P23">“uodate” gestito da “onUpdate”</text:p>
        </text:list-item>
        <text:list-item>
          <text:p text:style-name="P23">“delete” gestito da “onDelete”</text:p>
        </text:list-item>
      </text:list>
      <text:p text:style-name="P13">Le funzioni di gestione si appoggiano sul modulo <text:span text:style-name="T18">Deliverables</text:span><text:span text:style-name="T17">.js</text:span> che offre una l’interfaccia verso il back-end, e, in particolare, sull’oggetto “<text:span text:style-name="T17">actions</text:span>” esportato dal modulo che contiene <text:span text:style-name="T16">i</text:span> gestori delle varie funzioni CRUD.</text:p>
      <text:p text:style-name="P12"/>
      <text:h text:style-name="Heading_20_3" text:outline-level="3"><text:span text:style-name="T4">Components/</text:span><text:span text:style-name="T10">deliverables/Deliverable.js</text:span></text:h>
      <text:p text:style-name="P24">Come detto questo modulo contiene le chiamate di interfccia verso il back-end relative all’oggeto Deliverable.</text:p>
      <text:p text:style-name="P24">Per quanto riguarda le chiamate di tipo Patch e Delete queste vengono implementate in due varianti.</text:p>
      <text:list xml:id="list1805446475" text:style-name="L5">
        <text:list-item>
          <text:p text:style-name="P25">per un solo elemento.</text:p>
        </text:list-item>
        <text:list-item>
          <text:p text:style-name="P25">Per un insieme di elementi.</text:p>
        </text:list-item>
      </text:list>
      <text:p text:style-name="P24">Nel caso di un solo elemento la chiamata specifica la chiave dell’elemento direttamente sul path.</text:p>
      <text:p text:style-name="P24">Nel caso di più elementi si usa un paramentro strutturato in due parti: {filter: …., <text:s/>value: ….} questa secondo modalità è un pò stravagante e, pur essendo più flessibile, si presta maggiori rischi nel caso in <text:soft-page-break/>cui il filtro sia mal specificato o sia vuoto, con il rischio di agiornare o eliminare molti elementi. Quindi è preferibile usare la prima modalità. </text:p>
      <text:p text:style-name="P24"/>
      <text:h text:style-name="Heading_20_2" text:outline-level="2"><text:span text:style-name="T2">components/users</text:span><text:span text:style-name="T4">/*</text:span></text:h>
      <text:p text:style-name="P11">Contiene tutti i moduli che concorrono al funzionamento dei componenti:</text:p>
      <text:list xml:id="list104721828543818" text:continue-list="list696494029" text:style-name="L2">
        <text:list-item>
          <text:p text:style-name="P33"><text:span text:style-name="T5">U</text:span><text:span text:style-name="T3">sers (il componente che contiene UserTable e UserForm)</text:span></text:p>
        </text:list-item>
        <text:list-item>
          <text:p text:style-name="P32"><text:span text:style-name="T5">User</text:span><text:span text:style-name="T3">Form (il form per editare un</text:span><text:span text:style-name="T5">o user</text:span><text:span text:style-name="T3">) </text:span></text:p>
        </text:list-item>
        <text:list-item>
          <text:p text:style-name="P32"><text:span text:style-name="T5">User</text:span><text:span text:style-name="T6">Table</text:span><text:span text:style-name="T5"> </text:span><text:span text:style-name="T3"><text:s/>(il browser de</text:span><text:span text:style-name="T5">gli users</text:span><text:span text:style-name="T3">)</text:span></text:p>
        </text:list-item>
      </text:list>
      <text:p text:style-name="P34">Lo schema di utilizzo dei vari moduli è lo stesso che per gli oggetti Deliverables.</text:p>
      <text:p text:style-name="P34"/>
      <text:h text:style-name="Heading_20_1" text:outline-level="1">Lib</text:h>
      <text:h text:style-name="Heading_20_2" text:outline-level="2">lib/http.js</text:h>
      <text:p text:style-name="P37">Questo modulo serve per intrcettare le chiamte axios e aggiungere il token di autenticazione.</text:p>
      <text:p text:style-name="P37">Il ticken viene prelevato dallo store vuex.</text:p>
      <text:h text:style-name="Heading_20_2" text:outline-level="2"/>
      <text:p text:style-name="P4"/>
      <text:h text:style-name="Heading_20_1" text:outline-level="1">Store</text:h>
      <text:p text:style-name="P38">La cartella store contiene l’implementazione dello store, ossia di oggetti persistenti condivisi dai vari moduli applicativi.</text:p>
      <text:p text:style-name="P39">Lo store è diviso in moduli e attualmente viene usato un solo modulo che implementa lo stato dell’autenticazione.</text:p>
      <text:p text:style-name="P38">Attualmente l’implementazione si basa su <text:span text:style-name="T17">vuex.</text:span></text:p>
      <text:p text:style-name="P40">Andrebbe re-implmentato usando Pinia.</text:p>
      <text:h text:style-name="Heading_20_2" text:outline-level="2">store/Store.js</text:h>
      <text:p text:style-name="P38">E’ il modulo che implmenta lo store. Viene incluso in /main.js dove viene usato per creare lo store e associarlo alla app.</text:p>
      <text:h text:style-name="Heading_20_2" text:outline-level="2"><text:soft-page-break/>store/Modules</text:h>
      <text:p text:style-name="P39">In questa cartella è contenuto un file per ogni modulo dello store.</text:p>
      <text:p text:style-name="P39">Di fatto il solo modulo usato è <text:span text:style-name="T21">qullo che contiene le credenziali di accesso al backen, implmentato del modulo </text:span><text:span text:style-name="T19">Credentials.js</text:span><text:span text:style-name="T21">.</text:span></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3T10:34:08.176719330</meta:creation-date>
    <meta:generator>LibreOffice/7.0.4.2$Linux_X86_64 LibreOffice_project/00$Build-2</meta:generator>
    <dc:date>2023-08-03T10:47:20.217929917</dc:date>
    <meta:editing-duration>P8DT5H51M6S</meta:editing-duration>
    <meta:editing-cycles>25</meta:editing-cycles>
    <meta:print-date>2021-08-05T15:49:07.944736673</meta:print-date>
    <meta:document-statistic meta:table-count="0" meta:image-count="0" meta:object-count="0" meta:page-count="5" meta:paragraph-count="79" meta:word-count="893" meta:character-count="5939" meta:non-whitespace-character-count="5135"/>
  </office:meta>
</office:document-meta>
</file>